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paragraph-rsid="0027b864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paragraph-rsid="0025fe9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officeooo:rsid="00192eb6"/>
    </style:style>
    <style:style style:name="T11" style:family="text">
      <style:text-properties officeooo:rsid="001a3a22"/>
    </style:style>
    <style:style style:name="T12" style:family="text">
      <style:text-properties officeooo:rsid="001cec9d"/>
    </style:style>
    <style:style style:name="T13" style:family="text">
      <style:text-properties officeooo:rsid="0024f736"/>
    </style:style>
    <style:style style:name="T14" style:family="text">
      <style:text-properties officeooo:rsid="0026279d"/>
    </style:style>
    <style:style style:name="T15" style:family="text">
      <style:text-properties officeooo:rsid="00269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8">[за повръщане]</text:p>
      <text:p text:style-name="P1"/>
      <text:p text:style-name="P2">Бяла Гана <text:span text:style-name="T4">[</text:span><text:span text:style-name="T3">Цона</text:span><text:span text:style-name="T4">]</text:span> на чардак си седеше…</text:p>
      <text:p text:style-name="P2">Полегнала ми Тодора <text:span text:style-name="T4">[</text:span><text:span text:style-name="T3">Къстадинка</text:span><text:span text:style-name="T4">]</text:span>…</text:p>
      <text:p text:style-name="P3">Болен ми лежи Го<text:span text:style-name="T3">[в]</text:span>нчо Schwanzев…</text:p>
      <text:p text:style-name="P9">(<text:span text:style-name="T10">в</text:span>гъзражденска народна песен)</text:p>
      <text:p text:style-name="P9"/>
      <text:p text:style-name="P9">Го[в]нчо си Космадина стрижеше,</text:p>
      <text:p text:style-name="P9">стрижеше, още скубеше,</text:p>
      <text:p text:style-name="P9">скубеше, още мандръсаше</text:p>
      <text:p text:style-name="P9">и Космадину думаше:</text:p>
      <text:p text:style-name="P9">Космадине ле, чадо максудско,</text:p>
      <text:p text:style-name="P9">максудско, също мангалско,</text:p>
      <text:p text:style-name="P9">мангалско, черно циганско,</text:p>
      <text:p text:style-name="P9">много ти е твърда четината,</text:p>
      <text:p text:style-name="P9">четина, още моргозина,</text:p>
      <text:p text:style-name="P9">моргозина, съща вуна,</text:p>
      <text:p text:style-name="P9">като на дива свиня глиганска</text:p>
      <text:p text:style-name="P9">со дребни, невръстни свинчета,</text:p>
      <text:p text:style-name="P9">та ми стригало протърка</text:p>
      <text:p text:style-name="P9">и ми скубало одраска.</text:p>
      <text:p text:style-name="P9">Люто се Космадин разфуча,</text:p>
      <text:p text:style-name="P9">разфуча, още разквича,</text:p>
      <text:p text:style-name="P9">като да е трудна мечка планинска</text:p>
      <text:p text:style-name="P9">ил' да е коза първескиня,</text:p>
      <text:p text:style-name="P9">па се към Го[в]нчо протегна,</text:p>
      <text:p text:style-name="P9">протегна, още посегна,</text:p>
      <text:p text:style-name="P9">го[в]нчово стригало награби,</text:p>
      <text:p text:style-name="P9">награби, още набара,</text:p>
      <text:p text:style-name="P9">го[в]нчово стригало строши,</text:p>
      <text:p text:style-name="P9">строши и зле изкриви.</text:p>
      <text:p text:style-name="P9">Го[в]нчо Космадину продума:</text:p>
      <text:p text:style-name="P9">Космадине, харен Космадине,</text:p>
      <text:p text:style-name="P9">сто си стригала изкривил,</text:p>
      <text:p text:style-name="P9">стригала, още скубала,</text:p>
      <text:p text:style-name="P9">а моето - сто и първо…</text:p>
      <text:p text:style-name="P9"/>
      <text:p text:style-name="P6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5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1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0"> / </text:span><text:span text:style-name="T12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0"> / </text:span><text:span text:style-name="T13">30 сребърника, без ДДС</text:span>) с написаното <text:span text:style-name="T1">и ще бъде познат от </text:span><text:span text:style-name="T14">сюрия</text:span><text:span text:style-name="T1"> </text:span><text:span text:style-name="T2">диви </text:span><text:span text:style-name="T1">анадолски пустиняци</text:span>.</text:p>
      <text:p text:style-name="P4"/>
      <text:p text:style-name="P5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5">Сиктир бе!</text:p>
      <text:p text:style-name="P4"/>
      <text:p text:style-name="P7">ВНИМАНИЕ! Позивът <text:span text:style-name="T3">[за повръщане] </text:span>може да предизвика спонтанен аборт от умиление при мангалките и бременност при мангалите! Наблегнете на по-широкото му разпространение в мангалските гета! Да се разпространява и по села, махали, колиби и паланки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05-30T13:36:51.574741532</dc:date>
    <meta:editing-duration>P1DT22H35M34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333" meta:character-count="2208" meta:non-whitespace-character-count="1914"/>
  </office:meta>
</office:document-meta>
</file>